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yncConfiguration.setImportMetadata( AnnotationMetadata import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syncConfiguration.setConfigurers( ObjectProvider &lt; AsyncConfigurer &gt; configur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AsyncConfiguration.adapt( Supplier &lt; AsyncConfigurer &gt; supplier , Function &lt; AsyncConfigurer , T &gt; 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